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2.914cm"/>
    </style:style>
    <style:style style:name="gr2" style:family="graphic" style:parent-style-name="standard">
      <style:graphic-properties draw:textarea-horizontal-align="justify" draw:textarea-vertical-align="middle" draw:auto-grow-height="false" fo:min-height="2.926cm" fo:min-width="7.465cm"/>
    </style:style>
    <style:style style:name="gr3" style:family="graphic" style:parent-style-name="standard">
      <style:graphic-properties draw:stroke="none" draw:fill="none" fo:min-height="4.268cm"/>
    </style:style>
    <style:style style:name="gr4" style:family="graphic" style:parent-style-name="standard">
      <style:graphic-properties draw:textarea-horizontal-align="justify" draw:textarea-vertical-align="middle" draw:auto-grow-height="false" fo:min-height="1.91cm" fo:min-width="6.454cm"/>
    </style:style>
    <style:style style:name="gr5" style:family="graphic" style:parent-style-name="standard">
      <style:graphic-properties draw:textarea-horizontal-align="justify" draw:textarea-vertical-align="middle" draw:auto-grow-height="false" fo:min-height="1.783cm" fo:min-width="5.218cm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91cm" fo:min-width="4.21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83cm" fo:min-width="4.908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textarea-horizontal-align="justify" draw:textarea-vertical-align="middle" draw:auto-grow-height="false" fo:min-height="0.288cm" fo:min-width="0.21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5.85cm"/>
    </style:style>
    <style:style style:name="gr11" style:family="graphic" style:parent-style-name="standard">
      <style:graphic-properties draw:textarea-horizontal-align="justify" draw:textarea-vertical-align="middle" draw:auto-grow-height="false" fo:min-height="0.199cm" fo:min-width="0.396cm"/>
    </style:style>
    <style:style style:name="gr12" style:family="graphic" style:parent-style-name="standard">
      <style:graphic-properties draw:textarea-horizontal-align="justify" draw:textarea-vertical-align="middle" draw:auto-grow-height="false" fo:min-height="2.164cm" fo:min-width="1.842cm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.545cm" fo:min-width="4.446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textarea-horizontal-align="justify" draw:textarea-vertical-align="middle" draw:auto-grow-height="false" fo:min-height="0.468cm" fo:min-width="0.396cm"/>
    </style:style>
    <style:style style:name="gr15" style:family="graphic" style:parent-style-name="standard">
      <style:graphic-properties draw:stroke="none" svg:stroke-color="#000000" draw:fill="none" draw:fill-color="#ffffff" fo:min-height="0.395cm"/>
    </style:style>
    <style:style style:name="gr16" style:family="graphic" style:parent-style-name="standard">
      <style:graphic-properties draw:textarea-horizontal-align="justify" draw:textarea-vertical-align="middle" draw:auto-grow-height="false" fo:min-height="1.593cm" fo:min-width="1.914cm"/>
    </style:style>
    <style:style style:name="gr17" style:family="graphic" style:parent-style-name="standard">
      <style:graphic-properties draw:textarea-horizontal-align="justify" draw:textarea-vertical-align="middle" draw:auto-grow-height="false" fo:min-height="0.557cm" fo:min-width="0.307cm"/>
    </style:style>
    <style:style style:name="gr18" style:family="graphic" style:parent-style-name="standard">
      <style:graphic-properties draw:textarea-horizontal-align="left" draw:textarea-vertical-align="middle" draw:auto-grow-height="false" fo:min-height="2.798cm" fo:min-width="5.088cm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6.739cm"/>
    </style:style>
    <style:style style:name="gr20" style:family="graphic" style:parent-style-name="standard">
      <style:graphic-properties draw:textarea-horizontal-align="justify" draw:textarea-vertical-align="middle" draw:auto-grow-height="false" fo:min-height="1.211cm" fo:min-width="2.231cm"/>
    </style:style>
    <style:style style:name="gr21" style:family="graphic" style:parent-style-name="standard">
      <style:graphic-properties draw:textarea-horizontal-align="justify" draw:textarea-vertical-align="middle" draw:auto-grow-height="false" fo:min-height="0.646cm" fo:min-width="0.52cm"/>
    </style:style>
    <style:style style:name="gr2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.544cm" fo:min-width="4.834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draw:textarea-horizontal-align="justify" draw:textarea-vertical-align="middle" draw:auto-grow-height="false" fo:min-height="0.646cm" fo:min-width="0.396cm"/>
    </style:style>
    <style:style style:name="gr24" style:family="graphic" style:parent-style-name="standard">
      <style:graphic-properties draw:textarea-horizontal-align="justify" draw:textarea-vertical-align="middle" draw:auto-grow-height="false" fo:min-height="2.036cm" fo:min-width="4.818cm"/>
    </style:style>
    <style:style style:name="gr25" style:family="graphic" style:parent-style-name="standard">
      <style:graphic-properties draw:textarea-horizontal-align="justify" draw:textarea-vertical-align="middle" draw:auto-grow-height="false" fo:min-height="1.402cm" fo:min-width="1.343cm"/>
    </style:style>
    <style:style style:name="gr26" style:family="graphic" style:parent-style-name="standard">
      <style:graphic-properties draw:textarea-horizontal-align="justify" draw:textarea-vertical-align="middle" draw:auto-grow-height="false" fo:min-height="2.544cm" fo:min-width="4.58cm"/>
    </style:style>
    <style:style style:name="gr27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28cm" fo:min-width="1.6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>
      <style:graphic-properties draw:textarea-horizontal-align="justify" draw:textarea-vertical-align="middle" draw:auto-grow-height="false" fo:min-height="0.468cm" fo:min-width="0.307cm"/>
    </style:style>
    <style:style style:name="gr31" style:family="graphic" style:parent-style-name="standard">
      <style:graphic-properties draw:textarea-horizontal-align="justify" draw:textarea-vertical-align="middle" draw:auto-grow-height="false" fo:min-height="1.274cm" fo:min-width="1.723cm"/>
    </style:style>
    <style:style style:name="gr32" style:family="graphic" style:parent-style-name="standard">
      <style:graphic-properties draw:textarea-horizontal-align="justify" draw:textarea-vertical-align="middle" draw:auto-grow-height="false" fo:min-height="1.274cm" fo:min-width="1.66cm"/>
    </style:style>
    <style:style style:name="gr33" style:family="graphic" style:parent-style-name="standard">
      <style:graphic-properties draw:textarea-horizontal-align="justify" draw:textarea-vertical-align="middle" draw:auto-grow-height="false" fo:min-height="2.417cm" fo:min-width="5.85cm"/>
    </style:style>
    <style:style style:name="gr34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35" style:family="graphic" style:parent-style-name="standard">
      <style:graphic-properties draw:stroke="none" svg:stroke-color="#000000" draw:fill="none" draw:fill-color="#ffffff" fo:min-height="0.522cm"/>
    </style:style>
    <style:style style:name="gr36" style:family="graphic" style:parent-style-name="standard">
      <style:graphic-properties draw:textarea-horizontal-align="justify" draw:textarea-vertical-align="middle" draw:auto-grow-height="false" fo:min-height="0.557cm" fo:min-width="0.396cm"/>
    </style:style>
    <style:style style:name="gr3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465cm" fo:min-width="1.596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>
      <style:graphic-properties draw:textarea-horizontal-align="justify" draw:textarea-vertical-align="middle" draw:auto-grow-height="false" fo:min-height="1.528cm" fo:min-width="1.85cm"/>
    </style:style>
    <style:style style:name="gr3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.544cm" fo:min-width="5.596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>
      <style:graphic-properties draw:textarea-horizontal-align="justify" draw:textarea-vertical-align="middle" draw:auto-grow-height="false" fo:min-height="2.417cm" fo:min-width="5.215cm"/>
    </style:style>
    <style:style style:name="gr41" style:family="graphic" style:parent-style-name="standard">
      <style:graphic-properties draw:stroke="none" svg:stroke-color="#000000" draw:fill="none" draw:fill-color="#ffffff" fo:min-height="0.512cm"/>
    </style:style>
    <style:style style:name="gr4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57cm" fo:min-width="0.396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>
      <style:graphic-properties draw:textarea-horizontal-align="justify" draw:textarea-vertical-align="middle" draw:auto-grow-height="false" fo:min-height="2.164cm" fo:min-width="4.754cm"/>
    </style:style>
    <style:style style:name="gr44" style:family="graphic" style:parent-style-name="standard">
      <style:graphic-properties draw:textarea-horizontal-align="justify" draw:textarea-vertical-align="middle" draw:auto-grow-height="false" fo:min-height="0.646cm" fo:min-width="0.576cm"/>
    </style:style>
    <style:style style:name="gr45" style:family="graphic" style:parent-style-name="standard">
      <style:graphic-properties draw:textarea-horizontal-align="justify" draw:textarea-vertical-align="middle" draw:auto-grow-height="false" fo:min-height="0.646cm" fo:min-width="0.487cm"/>
    </style:style>
    <style:style style:name="gr4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915cm" fo:min-width="0.665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>
      <style:graphic-properties draw:textarea-horizontal-align="justify" draw:textarea-vertical-align="middle" draw:auto-grow-height="false" fo:min-height="3.815cm" fo:min-width="9.08cm"/>
    </style:style>
    <style:style style:name="gr48" style:family="graphic" style:parent-style-name="standard">
      <style:graphic-properties draw:textarea-horizontal-align="justify" draw:textarea-vertical-align="middle" draw:auto-grow-height="false" fo:min-height="0.737cm" fo:min-width="0.7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text-properties fo:font-size="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0pt" fo:font-weight="bold" style:font-size-asian="18pt" style:font-size-complex="18pt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6cm" svg:height="1.397cm" svg:x="15.367cm" svg:y="1.12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3.335cm" svg:height="3.175cm" svg:x="11.113cm" svg:y="3.286cm">
          <text:p text:style-name="P1"><text:span text:style-name="T2"/></text:p>
          <text:p text:style-name="P1"><text:span text:style-name="T2">DECLARE hour_in, minute_in, hour_out, minute_out, timespent, </text:span></text:p>
          <text:p text:style-name="P1"><text:span text:style-name="T2"><text:s text:c="19"/></text:span><text:span text:style-name="T2">fare, totalhour, totalminute, h_in, m_in, h_out, m_out, </text:span></text:p>
          <text:p text:style-name="P1"><text:span text:style-name="T2">rouded, parkhour as real</text:span></text:p>
          <text:p text:style-name="P1"><text:span text:style-name="T2"><text:tab/></text:span><text:span text:style-name="T2"><text:tab/></text:span><text:span text:style-name="T2"><text:tab/></text:span></text:p>
          <text:p text:style-name="P1"><text:span text:style-name="T2">type as char 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" draw:text-style-name="P4" draw:layer="layout" svg:width="20.767cm" svg:height="4.518cm" svg:x="-0.192cm" svg:y="2.846cm">
          <draw:text-box>
            <text:p><text:span text:style-name="T3"/></text:p>
            <text:p><text:span text:style-name="T3"/></text:p>
            <text:p><text:span text:style-name="T2"/></text:p>
          </draw:text-box>
        </draw:frame>
        <draw:custom-shape draw:style-name="gr4" draw:text-style-name="P3" draw:layer="layout" svg:width="11.43cm" svg:height="2.159cm" svg:x="12.065cm" svg:y="13.446cm">
          <text:p text:style-name="P1"><text:span text:style-name="T2">WRITE "Enter entering and leaving hours and minutes"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draw:layer="layout" svg:width="9.398cm" svg:height="2.032cm" svg:x="13.081cm" svg:y="16.494cm">
          <text:p text:style-name="P1"><text:span text:style-name="T2">READ h_in, m_in, h_out, m_o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6" draw:layer="layout" svg:width="7.747cm" svg:height="2.159cm" svg:x="13.907cm" svg:y="7.477cm">
          <text:p text:style-name="P5"><text:span text:style-name="T4">WRITE "Enter the type of vehicle"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6" draw:layer="layout" svg:width="8.89cm" svg:height="2.032cm" svg:x="13.335cm" svg:y="10.525cm">
          <text:p text:style-name="P5"><text:span text:style-name="T4">READ <text:s/>typ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" draw:layer="layout" svg:width="1.016cm" svg:height="0.762cm" svg:x="17.272cm" svg:y="19.54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7" draw:layer="layout" svg:x1="17.891cm" svg:y1="2.651cm" svg:x2="17.891cm" svg:y2="3.413cm">
          <text:p/>
        </draw:line>
        <draw:line draw:style-name="gr9" draw:text-style-name="P7" draw:layer="layout" svg:x1="17.891cm" svg:y1="6.461cm" svg:x2="17.891cm" svg:y2="7.604cm">
          <text:p/>
        </draw:line>
        <draw:line draw:style-name="gr9" draw:text-style-name="P7" draw:layer="layout" svg:x1="17.764cm" svg:y1="9.636cm" svg:x2="17.764cm" svg:y2="10.652cm">
          <text:p/>
        </draw:line>
        <draw:line draw:style-name="gr9" draw:text-style-name="P7" draw:layer="layout" svg:x1="17.764cm" svg:y1="12.557cm" svg:x2="17.764cm" svg:y2="13.573cm">
          <text:p/>
        </draw:line>
        <draw:line draw:style-name="gr9" draw:text-style-name="P7" draw:layer="layout" svg:x1="17.764cm" svg:y1="15.605cm" svg:x2="17.764cm" svg:y2="16.494cm">
          <text:p/>
        </draw:line>
        <draw:line draw:style-name="gr9" draw:text-style-name="P7" draw:layer="layout" svg:x1="17.764cm" svg:y1="18.526cm" svg:x2="17.764cm" svg:y2="19.669cm">
          <text:p/>
        </draw:line>
      </draw:page>
      <draw:page draw:name="page2" draw:style-name="dp1" draw:master-page-name="Default">
        <draw:custom-shape draw:style-name="gr10" draw:text-style-name="P3" draw:layer="layout" svg:width="6.35cm" svg:height="2.286cm" svg:x="14.605cm" svg:y="3.032cm">
          <text:p text:style-name="P1"><text:span text:style-name="T2">hour_in = h_in</text:span></text:p>
          <text:p text:style-name="P1"><text:span text:style-name="T2"><text:s text:c="4"/></text:span><text:span text:style-name="T2">minute_in = m_in</text:span></text:p>
          <text:p text:style-name="P1"><text:span text:style-name="T2"><text:s text:c="3"/></text:span><text:span text:style-name="T2">hour_out = h_out</text:span></text:p>
          <text:p text:style-name="P1"><text:span text:style-name="T2"><text:s text:c="7"/></text:span><text:span text:style-name="T2">minute_out = m_o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1.27cm" svg:height="0.635cm" svg:x="17.145cm" svg:y="1.50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7" draw:layer="layout" svg:x1="17.764cm" svg:y1="2.143cm" svg:x2="17.764cm" svg:y2="3.032cm">
          <text:p/>
        </draw:line>
        <draw:custom-shape draw:style-name="gr12" draw:text-style-name="P3" draw:layer="layout" svg:width="4.683cm" svg:height="4.826cm" svg:x="15.439cm" svg:y="6.461cm">
          <text:p text:style-name="P1"><text:span text:style-name="T2">hour_out</text:span></text:p>
          <text:p text:style-name="P1"><text:span text:style-name="T2"/></text:p>
          <text:p text:style-name="P1"><text:span text:style-name="T2"><text:s/></text:span><text:span text:style-name="T2">&gt; 24</text:span></text:p>
          <text:p text:style-name="P1"><text:span text:style-name="T2"/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9" draw:text-style-name="P7" draw:layer="layout" svg:x1="20.177cm" svg:y1="8.874cm" svg:x2="23.606cm" svg:y2="8.874cm">
          <text:p/>
        </draw:line>
        <draw:custom-shape draw:style-name="gr13" draw:text-style-name="P6" xml:id="id1" draw:id="id1" draw:layer="layout" svg:width="8.128cm" svg:height="2.794cm" svg:x="22.59cm" svg:y="7.858cm">
          <text:p text:style-name="P5"><text:span text:style-name="T4">WRITE "Your vehicle will be towed"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9" draw:text-style-name="P7" draw:layer="layout" svg:x1="17.764cm" svg:y1="5.318cm" svg:x2="17.764cm" svg:y2="6.588cm">
          <text:p/>
        </draw:line>
        <draw:custom-shape draw:style-name="gr14" draw:text-style-name="P1" xml:id="id2" draw:id="id2" draw:layer="layout" svg:width="1.27cm" svg:height="1.016cm" svg:x="17.145cm" svg:y="12.68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7" draw:layer="layout" svg:x1="17.764cm" svg:y1="11.287cm" svg:x2="17.764cm" svg:y2="12.684cm">
          <text:p/>
        </draw:line>
        <draw:connector draw:style-name="gr9" draw:text-style-name="P7" draw:layer="layout" svg:x1="26.654cm" svg:y1="10.652cm" svg:x2="18.415cm" svg:y2="13.192cm" draw:start-shape="id1" draw:start-glue-point="8" draw:end-shape="id2" draw:end-glue-point="10" svg:d="M26654 10652v2540h-8239" svg:viewBox="0 0 8240 2541">
          <text:p/>
        </draw:connector>
        <draw:frame draw:style-name="gr15" draw:text-style-name="P8" draw:layer="layout" svg:width="1.905cm" svg:height="0.645cm" svg:x="20.431cm" svg:y="8.112cm">
          <draw:text-box>
            <text:p><text:span text:style-name="T5">TRUE</text:span></text:p>
          </draw:text-box>
        </draw:frame>
        <draw:frame draw:style-name="gr15" draw:text-style-name="P8" draw:layer="layout" svg:width="1.905cm" svg:height="0.645cm" svg:x="15.605cm" svg:y="11.414cm">
          <draw:text-box>
            <text:p><text:span text:style-name="T5">FALSE</text:span></text:p>
          </draw:text-box>
        </draw:frame>
      </draw:page>
      <draw:page draw:name="page3" draw:style-name="dp1" draw:master-page-name="Default">
        <draw:custom-shape draw:style-name="gr16" draw:text-style-name="P3" draw:layer="layout" svg:width="4.826cm" svg:height="3.683cm" svg:x="15.351cm" svg:y="3.794cm">
          <text:p text:style-name="P1"><text:span text:style-name="T2">minute_out &lt; </text:span></text:p>
          <text:p text:style-name="P1"><text:span text:style-name="T2">minute_in</text:span></text:p>
          <text:p text:style-name="P1"><text:span text:style-name="T2"/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" draw:layer="layout" svg:width="1.143cm" svg:height="1.143cm" svg:x="17.209cm" svg:y="1.2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7" draw:layer="layout" svg:x1="17.764cm" svg:y1="2.397cm" svg:x2="17.764cm" svg:y2="3.921cm">
          <text:p/>
        </draw:line>
        <draw:custom-shape draw:style-name="gr18" draw:text-style-name="P3" xml:id="id3" draw:id="id3" draw:layer="layout" svg:width="5.588cm" svg:height="3.048cm" svg:x="23.098cm" svg:y="4.429cm">
          <text:p text:style-name="P1"><text:span text:style-name="T2"><text:s text:c="6"/></text:span><text:span text:style-name="T2">minute_out = minute_out + 60</text:span></text:p>
          <text:p text:style-name="P1"><text:span text:style-name="T2"><text:s/></text:span><text:span text:style-name="T2">hour_out = <text:s/>hour_out 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7" draw:layer="layout" svg:x1="20.177cm" svg:y1="5.572cm" svg:x2="23.098cm" svg:y2="5.572cm">
          <text:p/>
        </draw:line>
        <draw:custom-shape draw:style-name="gr17" draw:text-style-name="P1" xml:id="id4" draw:id="id4" draw:layer="layout" svg:width="1.143cm" svg:height="1.143cm" svg:x="17.209cm" svg:y="9.0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7" draw:layer="layout" svg:x1="25.892cm" svg:y1="7.477cm" svg:x2="18.352cm" svg:y2="9.573cm" draw:start-shape="id3" draw:start-glue-point="6" draw:end-shape="id4" draw:end-glue-point="10" svg:d="M25892 7477v2096h-7540" svg:viewBox="0 0 7541 2097">
          <text:p/>
        </draw:connector>
        <draw:line draw:style-name="gr9" draw:text-style-name="P7" draw:layer="layout" svg:x1="17.764cm" svg:y1="7.477cm" svg:x2="17.764cm" svg:y2="9.128cm">
          <text:p/>
        </draw:line>
        <draw:custom-shape draw:style-name="gr19" draw:text-style-name="P1" draw:layer="layout" svg:width="7.239cm" svg:height="2.54cm" svg:x="14.161cm" svg:y="11.033cm">
          <text:p text:style-name="P1"><text:span text:style-name="T2"><text:s/></text:span><text:span text:style-name="T2">totalhour = hour_out - hour_in</text:span></text:p>
          <text:p text:style-name="P1"><text:span text:style-name="T2"><text:tab/></text:span><text:span text:style-name="T2"> </text:span><text:span text:style-name="T2">totalminute = minute_out - minute_in</text:span></text:p>
          <text:p text:style-name="P1"><text:span text:style-name="T2">Parkhour = <text:s/>totalhour</text:span></text:p>
          <text:p text:style-name="P1"><text:tab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draw:layer="layout" svg:width="5.461cm" svg:height="2.921cm" svg:x="15.05cm" svg:y="14.97cm">
          <text:p text:style-name="P1"><text:span text:style-name="T2">totalminute &gt; 30</text:span></text:p>
          <text:p text:style-name="P1"><text:span text:style-name="T2"/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" xml:id="id6" draw:id="id6" draw:layer="layout" svg:width="1.444cm" svg:height="1.27cm" svg:x="16.955cm" svg:y="19.03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5" draw:text-style-name="P8" draw:layer="layout" svg:width="1.905cm" svg:height="0.645cm" svg:x="15.478cm" svg:y="7.848cm">
          <draw:text-box>
            <text:p><text:span text:style-name="T5">FALSE</text:span></text:p>
          </draw:text-box>
        </draw:frame>
        <draw:frame draw:style-name="gr15" draw:text-style-name="P8" draw:layer="layout" svg:width="1.905cm" svg:height="0.645cm" svg:x="20.177cm" svg:y="4.546cm">
          <draw:text-box>
            <text:p><text:span text:style-name="T5">TRUE</text:span></text:p>
          </draw:text-box>
        </draw:frame>
        <draw:line draw:style-name="gr9" draw:text-style-name="P7" draw:layer="layout" svg:x1="17.764cm" svg:y1="10.144cm" svg:x2="17.764cm" svg:y2="11.16cm">
          <text:p/>
        </draw:line>
        <draw:line draw:style-name="gr9" draw:text-style-name="P7" draw:layer="layout" svg:x1="17.764cm" svg:y1="13.573cm" svg:x2="17.764cm" svg:y2="15.224cm">
          <text:p/>
        </draw:line>
        <draw:line draw:style-name="gr9" draw:text-style-name="P7" draw:layer="layout" svg:x1="17.764cm" svg:y1="17.891cm" svg:x2="17.764cm" svg:y2="19.034cm">
          <text:p/>
        </draw:line>
        <draw:custom-shape draw:style-name="gr22" draw:text-style-name="P9" xml:id="id5" draw:id="id5" draw:layer="layout" svg:width="5.334cm" svg:height="2.794cm" svg:x="23.606cm" svg:y="15.097cm">
          <text:p text:style-name="P5"><text:span text:style-name="T4">totalhour = totalhour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7" draw:layer="layout" svg:x1="20.558cm" svg:y1="16.494cm" svg:x2="23.606cm" svg:y2="16.494cm">
          <text:p/>
        </draw:line>
        <draw:connector draw:style-name="gr9" draw:text-style-name="P7" draw:layer="layout" svg:x1="26.273cm" svg:y1="17.891cm" svg:x2="18.399cm" svg:y2="19.669cm" draw:start-shape="id5" draw:start-glue-point="6" draw:end-shape="id6" draw:end-glue-point="10" svg:d="M26273 17891v1778h-7874" svg:viewBox="0 0 7875 1779">
          <text:p/>
        </draw:connector>
        <draw:frame draw:style-name="gr15" draw:text-style-name="P8" draw:layer="layout" svg:width="1.905cm" svg:height="0.645cm" svg:x="20.558cm" svg:y="15.468cm">
          <draw:text-box>
            <text:p><text:span text:style-name="T5">TRUE</text:span></text:p>
          </draw:text-box>
        </draw:frame>
        <draw:frame draw:style-name="gr15" draw:text-style-name="P8" draw:layer="layout" svg:width="1.905cm" svg:height="0.645cm" svg:x="14.97cm" svg:y="18.272cm">
          <draw:text-box>
            <text:p><text:span text:style-name="T5">FALSE</text:span></text:p>
          </draw:text-box>
        </draw:frame>
      </draw:page>
      <draw:page draw:name="page4" draw:style-name="dp1" draw:master-page-name="Default">
        <draw:custom-shape draw:style-name="gr23" draw:text-style-name="P1" draw:layer="layout" svg:width="1.27cm" svg:height="1.27cm" svg:x="17.145cm" svg:y="1.2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" draw:layer="layout" svg:width="5.318cm" svg:height="2.286cm" svg:x="15.121cm" svg:y="3.54cm">
          <text:p text:style-name="P1"><text:span text:style-name="T2">rounded = totalhour</text:span></text:p>
          <text:p text:style-name="P1"><text:span text:style-name="T2"><text:s text:c="3"/></text:span><text:span text:style-name="T2">timespent = <text:s/>totalhour</text:span></text:p>
          <text:p text:style-name="P1"><text:span text:style-name="T2"><text:tab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7" draw:layer="layout" svg:x1="17.764cm" svg:y1="2.524cm" svg:x2="17.764cm" svg:y2="3.667cm">
          <text:p/>
        </draw:line>
        <draw:custom-shape draw:style-name="gr25" draw:text-style-name="P3" xml:id="id9" draw:id="id9" draw:layer="layout" svg:width="3.683cm" svg:height="3.302cm" svg:x="15.939cm" svg:y="6.588cm">
          <text:p text:style-name="P1"><text:span text:style-name="T2">type</text:span></text:p>
          <text:p text:style-name="P1"><text:span text:style-name="T2"/></text:p>
          <text:p text:style-name="P1"><text:span text:style-name="T2">“</text:span><text:span text:style-name="T2">c”</text:span></text:p>
          <text:p text:style-name="P1"><text:span text:style-name="T2"/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9" draw:text-style-name="P7" draw:layer="layout" svg:x1="17.764cm" svg:y1="5.826cm" svg:x2="17.764cm" svg:y2="6.715cm">
          <text:p/>
        </draw:line>
        <draw:custom-shape draw:style-name="gr26" draw:text-style-name="P3" draw:layer="layout" svg:width="5.08cm" svg:height="2.794cm" svg:x="28.813cm" svg:y="6.842cm">
          <text:p text:style-name="P1"><text:span text:style-name="T2">fare = <text:s/>(timespent – 3) <text:s/>* 15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" xml:id="id7" draw:id="id7" draw:layer="layout" svg:width="3.81cm" svg:height="1.905cm" svg:x="22.59cm" svg:y="11.033cm">
          <text:p text:style-name="P1"><text:span text:style-name="T2">fare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6" draw:layer="layout" svg:width="4.318cm" svg:height="3.556cm" svg:x="22.336cm" svg:y="6.461cm">
          <text:p text:style-name="P5"><text:span text:style-name="T4"/></text:p>
          <text:p text:style-name="P5"><text:span text:style-name="T4">timespent </text:span></text:p>
          <text:p text:style-name="P5"><text:span text:style-name="T4"/></text:p>
          <text:p text:style-name="P5"><text:span text:style-name="T4">&gt; 3</text:span></text:p>
          <text:p text:style-name="P5"><text:span text:style-name="T4"/></text:p>
          <text:p text:style-name="P5"><text:span text:style-name="T4">?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9" draw:text-style-name="P10" draw:layer="layout" svg:x1="69.52cm" svg:y1="10.564cm" svg:x2="75.957cm" svg:y2="10.564cm">
          <text:p/>
        </draw:line>
        <draw:line draw:style-name="gr9" draw:text-style-name="P7" draw:layer="layout" svg:x1="19.669cm" svg:y1="8.239cm" svg:x2="22.336cm" svg:y2="8.239cm">
          <text:p/>
        </draw:line>
        <draw:frame draw:style-name="gr15" draw:text-style-name="P8" draw:layer="layout" svg:width="1.905cm" svg:height="0.645cm" svg:x="19.796cm" svg:y="7.096cm">
          <draw:text-box>
            <text:p><text:span text:style-name="T5">TRUE</text:span></text:p>
          </draw:text-box>
        </draw:frame>
        <draw:line draw:style-name="gr9" draw:text-style-name="P7" draw:layer="layout" svg:x1="26.654cm" svg:y1="8.239cm" svg:x2="28.94cm" svg:y2="8.239cm">
          <text:p/>
        </draw:line>
        <draw:frame draw:style-name="gr15" draw:text-style-name="P8" draw:layer="layout" svg:width="1.905cm" svg:height="0.645cm" svg:x="26.654cm" svg:y="7.223cm">
          <draw:text-box>
            <text:p><text:span text:style-name="T5">TRUE</text:span></text:p>
          </draw:text-box>
        </draw:frame>
        <draw:line draw:style-name="gr9" draw:text-style-name="P7" draw:layer="layout" svg:x1="24.495cm" svg:y1="10.017cm" svg:x2="24.495cm" svg:y2="11.16cm">
          <text:p/>
        </draw:line>
        <draw:frame draw:style-name="gr15" draw:text-style-name="P8" draw:layer="layout" svg:width="1.905cm" svg:height="0.645cm" svg:x="22.082cm" svg:y="10.007cm">
          <draw:text-box>
            <text:p><text:span text:style-name="T5">FALSE</text:span></text:p>
          </draw:text-box>
        </draw:frame>
        <draw:custom-shape draw:style-name="gr30" draw:text-style-name="P1" xml:id="id8" draw:id="id8" draw:layer="layout" svg:width="1.143cm" svg:height="1.016cm" svg:x="30.845cm" svg:y="18.2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7" draw:layer="layout" svg:x1="31.353cm" svg:y1="9.636cm" svg:x2="31.353cm" svg:y2="18.399cm">
          <text:p/>
        </draw:line>
        <draw:connector draw:style-name="gr9" draw:text-style-name="P7" draw:layer="layout" svg:x1="24.495cm" svg:y1="12.938cm" svg:x2="24.495cm" svg:y2="12.938cm" draw:start-shape="id7" draw:start-glue-point="6" draw:end-shape="id7" draw:end-glue-point="6" svg:d="M24495 12938z" svg:viewBox="0 0 1 1">
          <text:p/>
        </draw:connector>
        <draw:connector draw:style-name="gr9" draw:text-style-name="P7" draw:layer="layout" svg:x1="26.4cm" svg:y1="11.986cm" svg:x2="30.845cm" svg:y2="18.78cm" draw:start-shape="id7" draw:start-glue-point="7" draw:end-shape="id8" draw:end-glue-point="6" svg:d="M26400 11986h2223v6794h2222" svg:viewBox="0 0 4446 6795">
          <text:p/>
        </draw:connector>
        <draw:custom-shape draw:style-name="gr31" draw:text-style-name="P3" xml:id="id10" draw:id="id10" draw:layer="layout" svg:width="4.445cm" svg:height="3.048cm" svg:x="3.286cm" svg:y="12.176cm">
          <text:p text:style-name="P1"><text:span text:style-name="T2">type</text:span></text:p>
          <text:p text:style-name="P1"><text:span text:style-name="T2"/></text:p>
          <text:p text:style-name="P1"><text:span text:style-name="T2"><text:s/>“</text:span><text:span text:style-name="T2">b”</text:span></text:p>
          <text:p text:style-name="P1"><text:span text:style-name="T2"/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3" draw:layer="layout" svg:width="4.318cm" svg:height="3.048cm" svg:x="9.763cm" svg:y="12.176cm">
          <text:p text:style-name="P1"><text:span text:style-name="T2"/></text:p>
          <text:p text:style-name="P1"><text:span text:style-name="T2">timespent</text:span></text:p>
          <text:p text:style-name="P1"><text:span text:style-name="T2"/></text:p>
          <text:p text:style-name="P1"><text:span text:style-name="T2"><text:s/></text:span><text:span text:style-name="T2">&gt; 1</text:span></text:p>
          <text:p text:style-name="P1"><text:span text:style-name="T2"/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3" draw:text-style-name="P3" xml:id="id11" draw:id="id11" draw:layer="layout" svg:width="6.35cm" svg:height="2.667cm" svg:x="15.732cm" svg:y="12.557cm">
          <text:p text:style-name="P1"><text:span text:style-name="T2">fare = (timespent - 1) * 370 + (200 * 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3" draw:layer="layout" svg:width="5.08cm" svg:height="2.54cm" svg:x="9.509cm" svg:y="17.002cm">
          <text:p text:style-name="P1"><text:span text:style-name="T2">fare = timespent * 2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5.939cm" svg:y1="8.239cm" svg:x2="5.509cm" svg:y2="12.176cm" draw:start-shape="id9" draw:start-glue-point="5" draw:end-shape="id10" draw:end-glue-point="4" svg:d="M15939 8239h-10430v3937" svg:viewBox="0 0 10431 3938">
          <text:p/>
        </draw:connector>
        <draw:frame draw:style-name="gr15" draw:text-style-name="P8" draw:layer="layout" svg:width="1.905cm" svg:height="0.645cm" svg:x="9.89cm" svg:y="7.35cm">
          <draw:text-box>
            <text:p><text:span text:style-name="T5">FALSE</text:span></text:p>
          </draw:text-box>
        </draw:frame>
        <draw:line draw:style-name="gr9" draw:text-style-name="P7" draw:layer="layout" svg:x1="7.604cm" svg:y1="13.7cm" svg:x2="9.763cm" svg:y2="13.7cm">
          <text:p/>
        </draw:line>
        <draw:frame draw:style-name="gr15" draw:text-style-name="P8" draw:layer="layout" svg:width="1.905cm" svg:height="0.645cm" svg:x="7.731cm" svg:y="12.557cm">
          <draw:text-box>
            <text:p><text:span text:style-name="T5">TRUE</text:span></text:p>
          </draw:text-box>
        </draw:frame>
        <draw:frame draw:style-name="gr35" draw:text-style-name="P8" draw:layer="layout" svg:width="1.905cm" svg:height="0.772cm" svg:x="14.081cm" svg:y="12.42cm">
          <draw:text-box>
            <text:p><text:span text:style-name="T5">TRUE</text:span></text:p>
          </draw:text-box>
        </draw:frame>
        <draw:line draw:style-name="gr9" draw:text-style-name="P7" draw:layer="layout" svg:x1="14.208cm" svg:y1="13.7cm" svg:x2="15.732cm" svg:y2="13.7cm">
          <text:p/>
        </draw:line>
        <draw:line draw:style-name="gr9" draw:text-style-name="P7" draw:layer="layout" svg:x1="12.049cm" svg:y1="15.224cm" svg:x2="12.049cm" svg:y2="17.129cm">
          <text:p/>
        </draw:line>
        <draw:frame draw:style-name="gr15" draw:text-style-name="P8" draw:layer="layout" svg:width="1.905cm" svg:height="0.645cm" svg:x="9.89cm" svg:y="15.468cm">
          <draw:text-box>
            <text:p><text:span text:style-name="T5">FALSE</text:span></text:p>
          </draw:text-box>
        </draw:frame>
        <draw:custom-shape draw:style-name="gr14" draw:text-style-name="P1" xml:id="id12" draw:id="id12" draw:layer="layout" svg:width="1.27cm" svg:height="1.016cm" svg:x="26.019cm" svg:y="17.89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7" draw:layer="layout" svg:x1="14.589cm" svg:y1="18.272cm" svg:x2="26.146cm" svg:y2="18.272cm">
          <text:p/>
        </draw:line>
        <draw:connector draw:style-name="gr9" draw:text-style-name="P7" draw:layer="layout" svg:x1="22.082cm" svg:y1="13.891cm" svg:x2="26.654cm" svg:y2="17.891cm" draw:start-shape="id11" draw:start-glue-point="7" draw:end-shape="id12" draw:end-glue-point="4" svg:d="M22082 13891h4572v4000" svg:viewBox="0 0 4573 4001">
          <text:p/>
        </draw:connector>
        <draw:custom-shape draw:style-name="gr36" draw:text-style-name="P1" draw:layer="layout" svg:width="1.27cm" svg:height="1.143cm" svg:x="4.81cm" svg:y="18.3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7" draw:layer="layout" svg:x1="5.445cm" svg:y1="15.351cm" svg:x2="5.445cm" svg:y2="18.399cm">
          <text:p/>
        </draw:line>
        <draw:frame draw:style-name="gr15" draw:text-style-name="P8" draw:layer="layout" svg:width="1.905cm" svg:height="0.645cm" svg:x="3.286cm" svg:y="16.357cm">
          <draw:text-box>
            <text:p><text:span text:style-name="T5">FALSE</text:span></text:p>
          </draw:text-box>
        </draw:frame>
      </draw:page>
      <draw:page draw:name="page5" draw:style-name="dp1" draw:master-page-name="Default">
        <draw:custom-shape draw:style-name="gr36" draw:text-style-name="P1" draw:layer="layout" svg:width="1.27cm" svg:height="1.143cm" svg:x="4.683cm" svg:y="1.1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7" draw:text-style-name="P6" xml:id="id13" draw:id="id13" draw:layer="layout" svg:width="4.191cm" svg:height="3.429cm" svg:x="3.159cm" svg:y="4.048cm">
          <text:p text:style-name="P5"><text:span text:style-name="T4">type</text:span></text:p>
          <text:p text:style-name="P5"><text:span text:style-name="T4"/></text:p>
          <text:p text:style-name="P5"><text:span text:style-name="T4"><text:s/></text:span><text:span text:style-name="T4">"t"</text:span></text:p>
          <text:p text:style-name="P5"><text:span text:style-name="T4"/></text:p>
          <text:p text:style-name="P5"><text:span text:style-name="T4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3" draw:layer="layout" svg:width="4.699cm" svg:height="3.556cm" svg:x="8.874cm" svg:y="4.048cm">
          <text:p text:style-name="P1"><text:span text:style-name="T2">timespent</text:span></text:p>
          <text:p text:style-name="P1"><text:span text:style-name="T2"/></text:p>
          <text:p text:style-name="P1"><text:span text:style-name="T2"><text:s/></text:span><text:span text:style-name="T2">&gt; 2</text:span></text:p>
          <text:p text:style-name="P1"><text:span text:style-name="T2"/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9" draw:text-style-name="P6" draw:layer="layout" svg:width="6.096cm" svg:height="2.794cm" svg:x="15.224cm" svg:y="4.429cm">
          <text:p text:style-name="P5"><text:span text:style-name="T4">fare = <text:s/>(timespent - 2) * 230 + (100 *2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3" draw:layer="layout" svg:width="5.715cm" svg:height="2.667cm" svg:x="8.366cm" svg:y="9.509cm">
          <text:p text:style-name="P1"><text:span text:style-name="T2">fare = timespent * 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7" draw:layer="layout" svg:x1="5.191cm" svg:y1="2.27cm" svg:x2="5.191cm" svg:y2="4.175cm">
          <text:p/>
        </draw:line>
        <draw:line draw:style-name="gr9" draw:text-style-name="P7" draw:layer="layout" svg:x1="7.35cm" svg:y1="5.826cm" svg:x2="9.001cm" svg:y2="5.826cm">
          <text:p/>
        </draw:line>
        <draw:line draw:style-name="gr9" draw:text-style-name="P7" draw:layer="layout" svg:x1="13.573cm" svg:y1="5.826cm" svg:x2="15.351cm" svg:y2="5.826cm">
          <text:p/>
        </draw:line>
        <draw:line draw:style-name="gr9" draw:text-style-name="P7" draw:layer="layout" svg:x1="11.16cm" svg:y1="7.731cm" svg:x2="11.16cm" svg:y2="9.509cm">
          <text:p/>
        </draw:line>
        <draw:frame draw:style-name="gr15" draw:text-style-name="P8" draw:layer="layout" svg:width="1.905cm" svg:height="0.645cm" svg:x="7.35cm" svg:y="4.419cm">
          <draw:text-box>
            <text:p><text:span text:style-name="T5">TRUE</text:span></text:p>
          </draw:text-box>
        </draw:frame>
        <draw:frame draw:style-name="gr15" draw:text-style-name="P8" draw:layer="layout" svg:width="1.905cm" svg:height="0.645cm" svg:x="12.938cm" svg:y="4.546cm">
          <draw:text-box>
            <text:p><text:span text:style-name="T5">TRUE</text:span></text:p>
          </draw:text-box>
        </draw:frame>
        <draw:frame draw:style-name="gr41" draw:text-style-name="P8" draw:layer="layout" svg:width="1.905cm" svg:height="0.762cm" svg:x="9.001cm" svg:y="8.112cm">
          <draw:text-box>
            <text:p><text:span text:style-name="T5">FALSE</text:span></text:p>
          </draw:text-box>
        </draw:frame>
        <draw:line draw:style-name="gr9" draw:text-style-name="P7" draw:layer="layout" svg:x1="14.081cm" svg:y1="10.779cm" svg:x2="17.764cm" svg:y2="10.779cm">
          <text:p/>
        </draw:line>
        <draw:line draw:style-name="gr9" draw:text-style-name="P7" draw:layer="layout" svg:x1="18.145cm" svg:y1="7.223cm" svg:x2="18.145cm" svg:y2="10.398cm">
          <text:p/>
        </draw:line>
        <draw:custom-shape draw:style-name="gr42" draw:text-style-name="P9" xml:id="id15" draw:id="id15" draw:layer="layout" svg:width="1.27cm" svg:height="1.143cm" svg:x="17.51cm" svg:y="10.2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3" draw:text-style-name="P3" xml:id="id14" draw:id="id14" draw:layer="layout" svg:width="8.636cm" svg:height="2.413cm" svg:x="2.524cm" svg:y="15.478cm">
          <text:p text:style-name="P1"><text:span text:style-name="T2">WRITE "Invalid Vehicle type"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7" draw:layer="layout" svg:x1="3.159cm" svg:y1="5.763cm" svg:x2="6.842cm" svg:y2="15.478cm" draw:start-shape="id13" draw:start-glue-point="5" draw:end-shape="id14" draw:end-glue-point="5" svg:d="M3159 5763h-502v5714h4185v4001" svg:viewBox="0 0 4186 9716">
          <text:p/>
        </draw:connector>
        <draw:custom-shape draw:style-name="gr44" draw:text-style-name="P1" draw:layer="layout" svg:width="1.524cm" svg:height="1.27cm" svg:x="25.638cm" svg:y="2.9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1" xml:id="id17" draw:id="id17" draw:layer="layout" svg:width="1.397cm" svg:height="1.27cm" svg:x="30.083cm" svg:y="2.9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7" draw:layer="layout" svg:x1="26.4cm" svg:y1="4.048cm" svg:x2="26.4cm" svg:y2="15.224cm">
          <text:p/>
        </draw:line>
        <draw:custom-shape draw:style-name="gr46" draw:text-style-name="P9" xml:id="id16" draw:id="id16" draw:layer="layout" svg:width="1.651cm" svg:height="1.651cm" svg:x="25.511cm" svg:y="15.2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7" draw:layer="layout" svg:x1="10.271cm" svg:y1="16.621cm" svg:x2="25.892cm" svg:y2="16.621cm">
          <text:p/>
        </draw:line>
        <draw:connector draw:style-name="gr9" draw:text-style-name="P7" draw:layer="layout" svg:x1="18.145cm" svg:y1="11.414cm" svg:x2="25.511cm" svg:y2="16.05cm" draw:start-shape="id15" draw:start-glue-point="8" draw:end-shape="id16" draw:end-glue-point="6" svg:d="M18145 11414v4636h7366" svg:viewBox="0 0 7367 4637">
          <text:p/>
        </draw:connector>
        <draw:connector draw:style-name="gr9" draw:text-style-name="P7" draw:layer="layout" svg:x1="30.782cm" svg:y1="4.175cm" svg:x2="27.162cm" svg:y2="16.05cm" draw:start-shape="id17" draw:start-glue-point="8" draw:end-shape="id16" draw:end-glue-point="10" svg:d="M30782 4175v11875h-3620" svg:viewBox="0 0 3621 11876">
          <text:p/>
        </draw:connector>
      </draw:page>
      <draw:page draw:name="page6" draw:style-name="dp1" draw:master-page-name="Default">
        <draw:custom-shape draw:style-name="gr47" draw:text-style-name="P3" xml:id="id19" draw:id="id19" draw:layer="layout" svg:width="15.748cm" svg:height="4.064cm" svg:x="8.493cm" svg:y="5.953cm">
          <text:p text:style-name="P1"><text:span text:style-name="T2">WRITE "PARKING LOT CHARGES"</text:span></text:p>
          <text:p text:style-name="P1"><text:span text:style-name="T2"><text:s text:c="3"/></text:span><text:span text:style-name="T2">"Type of Vehicle" type</text:span></text:p>
          <text:p text:style-name="P1"><text:span text:style-name="T2"><text:s text:c="3"/></text:span><text:span text:style-name="T2">"TIME-IN", h_in, m_in</text:span></text:p>
          <text:p text:style-name="P1"><text:span text:style-name="T2"><text:tab/></text:span><text:span text:style-name="T2">"TIME-OUT", h_out, m_out;</text:span></text:p>
          <text:p text:style-name="P1"><text:span text:style-name="T2"><text:tab/></text:span><text:span text:style-name="T2"> <text:s text:c="17"/></text:span><text:span text:style-name="T2">"PARKING TIME", parkhour, totalminute</text:span></text:p>
          <text:p text:style-name="P1"><text:span text:style-name="T2"><text:s text:c="17"/></text:span><text:span text:style-name="T2">"ROUNDED TOTAL," rounded</text:span></text:p>
          <text:p text:style-name="P1"><text:span text:style-name="T2"><text:s text:c="8"/></text:span><text:span text:style-name="T2">"TOTAL CHARGE", fa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8" draw:text-style-name="P1" xml:id="id18" draw:id="id18" draw:layer="layout" svg:width="1.778cm" svg:height="1.397cm" svg:x="25.384cm" svg:y="2.0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7" draw:layer="layout" svg:x1="25.384cm" svg:y1="2.715cm" svg:x2="16.367cm" svg:y2="5.953cm" draw:start-shape="id18" draw:start-glue-point="6" draw:end-shape="id19" draw:end-glue-point="5" svg:d="M25384 2715h-9017v3238" svg:viewBox="0 0 9018 3239">
          <text:p/>
        </draw:connector>
        <draw:custom-shape draw:style-name="gr1" draw:text-style-name="P2" draw:layer="layout" svg:width="4.826cm" svg:height="1.397cm" svg:x="13.827cm" svg:y="14.716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6.367cm" svg:y1="10.017cm" svg:x2="16.367cm" svg:y2="14.7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1:38:14.064489166</meta:creation-date>
    <dc:date>2016-04-12T14:36:53.112175968</dc:date>
    <meta:editing-duration>PT2H7M14S</meta:editing-duration>
    <meta:editing-cycles>49</meta:editing-cycles>
    <meta:generator>LibreOffice/5.1.2.1.0$Linux_X86_64 LibreOffice_project/10m0$Build-1</meta:generator>
    <meta:document-statistic meta:object-count="113"/>
  </office:meta>
</office:document-meta>
</file>